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200%"/>
    </style:style>
    <style:style style:name="P3"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agin Arrocha</text:p>
      <text:p text:style-name="Standard"/>
      <text:p text:style-name="Standard"/>
      <text:p text:style-name="Standard">Tic Tac Toe</text:p>
      <text:p text:style-name="P1"/>
      <text:p text:style-name="P2"/>
      <text:p text:style-name="P2">For my game I want to use the cats for player 1's moves and bunnies for player 2's moves. I am going to <text:s/>get the animals moved off screen so when the player clicks the spot they want their icon to go it will appear. I am not sure if I need to separate lists for variables in world (one for each animal) or if I am suppose to put them in one. I do know that I will need one. I will also need an array holding indexes 0-8 for the places on the board. This way I can tell which animal to go to which spot when clicked. Also for the events, I will need when the spot is clicked on for that animal of that player to move to that spot. Because I do not know if I have to do everything twice for each animal, I do not know if I need two events for each animal as well. I need something to tell when it is each players turn to make a move. So, I am making methods with if statements for when it is the players turn to change their name and score to change black. It is only supposed to happen after the other player has already took their turn so I might need a Boolean function to tell me whether or not the other played has gone yet. The light switch is intended to reset the game after one is complete. The player1scores and player2scores variables in world are going to hold the scores so when I reset the game they will still be there. I left questions on the file. Some of them we might not have gotten to yet <text:s/>or I am making it harder than it is. Others I know there is a better way to do it but I'm not sure what that is. Sorry if my words are jumbled up. I am thinking of how to do too many steps at one time instead of focusing on how to get one done at a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7T17:56:17.46</meta:creation-date>
    <dc:date>2012-11-27T18:27:51.77</dc:date>
    <meta:editing-duration>PT15M15S</meta:editing-duration>
    <meta:editing-cycles>2</meta:editing-cycles>
    <meta:generator>OpenOffice.org/3.4.1$Win32 OpenOffice.org_project/341m1$Build-9593</meta:generator>
    <meta:document-statistic meta:table-count="0" meta:image-count="0" meta:object-count="0" meta:page-count="1" meta:paragraph-count="3" meta:word-count="353" meta:character-count="1688"/>
  </office:meta>
</office:document-meta>
</file>